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Decorative" svg:font-family="KacstDecorative" style:font-pitch="variable"/>
    <style:font-face style:name="KacstFarsi" svg:font-family="KacstFarsi" style:font-pitch="variable"/>
    <style:font-face style:name="KacstPoster" svg:font-family="KacstPoster" style:font-pitch="variable"/>
    <style:font-face style:name="KacstTitle" svg:font-family="KacstTitl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33" draw:textarea-horizontal-align="justify" draw:textarea-vertical-align="middle" draw:auto-grow-height="false" fo:min-height="5.662cm" fo:min-width="9.986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46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4.975cm" fo:min-width="0cm"/>
    </style:style>
    <style:style style:name="P1" style:family="paragraph">
      <style:paragraph-properties fo:text-align="center"/>
      <style:text-properties style:font-name="KacstFarsi" style:font-name-complex="KacstFarsi"/>
    </style:style>
    <style:style style:name="P2" style:family="paragraph">
      <loext:graphic-properties draw:fill-color="#000033"/>
      <style:paragraph-properties fo:text-align="center"/>
      <style:text-properties style:font-name="KacstFarsi" fo:font-size="50pt" style:font-size-asian="50pt" style:font-name-complex="KacstFarsi" style:font-size-complex="50pt"/>
    </style:style>
    <style:style style:name="P3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30pt" style:font-size-asian="30pt" style:font-size-complex="30pt"/>
    </style:style>
    <style:style style:name="P5" style:family="paragraph">
      <style:paragraph-properties fo:margin-left="2.491cm" fo:margin-right="0cm" fo:text-align="center" fo:text-indent="0cm" style:writing-mode="rl-tb"/>
      <style:text-properties style:font-name="KacstPoster" fo:font-size="40pt" style:font-size-asian="40pt" style:font-name-complex="KacstPoster" style:font-size-complex="40pt"/>
    </style:style>
    <style:style style:name="P6" style:family="paragraph">
      <loext:graphic-properties draw:fill="none" draw:fill-color="#ffffff"/>
      <style:paragraph-properties fo:margin-left="3.736cm" fo:margin-right="0cm" fo:text-align="center" fo:text-indent="0cm" style:writing-mode="rl-tb"/>
      <style:text-properties style:font-name="KacstPoster" fo:font-size="40pt" style:font-size-asian="40pt" style:font-name-complex="KacstPoster" style:font-size-complex="40pt"/>
    </style:style>
    <style:style style:name="T1" style:family="text">
      <style:text-properties style:font-name="KacstFarsi" fo:font-size="50pt" style:font-size-asian="50pt" style:font-name-complex="KacstFarsi" style:font-size-complex="5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font-name="KacstPoster" fo:font-size="40pt" style:font-size-asian="40pt" style:font-name-complex="KacstPoster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9cm" svg:height="8.4cm" svg:x="3.2cm" svg:y="4cm">
          <text:p text:style-name="P1"><text:span text:style-name="T1">مرحب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91.16166700221 30532.07951434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4" draw:layer="layout" svg:width="10.5cm" svg:height="2.715cm" svg:x="5.1cm" svg:y="19cm">
          <draw:text-box>
            <text:p text:style-name="P3"><text:span text:style-name="T2">اهلا بكم في برنامج </text:span></text:p>
          </draw:text-box>
        </draw:frame>
        <draw:frame draw:style-name="gr3" draw:text-style-name="P6" draw:layer="layout" svg:width="14.6cm" svg:height="5.225cm" svg:x="3.5cm" svg:y="21.9cm">
          <draw:text-box>
            <text:p text:style-name="P5"><text:span text:style-name="T3">ا</text:span><text:span text:style-name="T3">ل</text:span><text:span text:style-name="T3">ر</text:span><text:span text:style-name="T3">س</text:span><text:span text:style-name="T3">ا</text:span><text:span text:style-name="T3">ئ</text:span><text:span text:style-name="T3">ل</text:span><text:span text:style-name="T3"> </text:span><text:span text:style-name="T3">ا</text:span><text:span text:style-name="T3">ل</text:span><text:span text:style-name="T3">ن</text:span><text:span text:style-name="T3">ص</text:span><text:span text:style-name="T3">ي</text:span><text:span text:style-name="T3">ة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cstDecorative" svg:font-family="KacstDecorative" style:font-pitch="variable"/>
    <style:font-face style:name="KacstFarsi" svg:font-family="KacstFarsi" style:font-pitch="variable"/>
    <style:font-face style:name="KacstPoster" svg:font-family="KacstPoster" style:font-pitch="variable"/>
    <style:font-face style:name="KacstTitle" svg:font-family="KacstTitl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 L" style:font-size-asian="24pt" style:language-asian="zh" style:country-asian="CN" style:font-name-complex="DejaVu Sans" style:font-size-complex="24pt" style:language-complex="ar" style:country-complex="Y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objectwithoutfill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2T10:26:19.947874791</meta:creation-date>
    <dc:date>2021-12-02T10:41:29.783415083</dc:date>
    <meta:editing-duration>PT4M53S</meta:editing-duration>
    <meta:editing-cycles>1</meta:editing-cycles>
    <meta:document-statistic meta:object-count="3"/>
    <meta:generator>LibreOffice/5.1.6.2$Linux_x86 LibreOffice_project/10m0$Build-2</meta:generator>
  </office:meta>
</office:document-meta>
</file>